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64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2">
      <style:table-cell-properties style:text-align-source="fix" style:repeat-content="false" fo:padding="0.71mm"/>
      <style:paragraph-properties fo:text-align="center" fo:margin-left="0mm"/>
    </style:style>
    <style:style style:name="ce7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22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fo:padding="0.71mm"/>
      <style:paragraph-properties fo:text-align="end" fo:margin-left="0mm"/>
    </style:style>
    <style:style style:name="ce1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4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6"/>
        <table:table-column table:style-name="co5" table:default-cell-style-name="ce4"/>
        <table:table-column table:style-name="co4" table:default-cell-style-name="ce9"/>
        <table:table-column table:style-name="co6" table:default-cell-style-name="ce1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anvier 20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2" office:value-type="string" calcext:value-type="string">
            <text:p>Nom fournisseur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uméro de</text:p>
          </table:table-cell>
          <table:table-cell table:style-name="ce10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2"/>
          <table:table-cell table:style-name="ce7" office:value-type="string" calcext:value-type="string">
            <text:p>d'approbation</text:p>
          </table:table-cell>
          <table:table-cell table:style-name="ce2" office:value-type="string" calcext:value-type="string">
            <text:p>l'entente</text:p>
          </table:table-cell>
          <table:table-cell table:style-name="ce10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185387" calcext:value-type="float">
            <text:p>1185387</text:p>
          </table:table-cell>
          <table:table-cell table:style-name="ce3" office:value-type="string" calcext:value-type="string">
            <text:p>BLANCHETTE, MELANIE</text:p>
          </table:table-cell>
          <table:table-cell table:style-name="ce8" office:value-type="date" office:date-value="2017-02-27" calcext:value-type="date">
            <text:p>27-févr.-2017</text:p>
          </table:table-cell>
          <table:table-cell/>
          <table:table-cell table:style-name="ce11" office:value-type="float" office:value="881.36" calcext:value-type="float">
            <text:p>881,36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651" calcext:value-type="float">
            <text:p>1180651</text:p>
          </table:table-cell>
          <table:table-cell table:style-name="ce3" office:value-type="string" calcext:value-type="string">
            <text:p>CLINIQUE DE MED. IND. ET PREVENTIVE DU QC INC.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4199.5" calcext:value-type="float">
            <text:p>4 199,50</text:p>
          </table:table-cell>
          <table:table-cell table:style-name="ce3" office:value-type="string" calcext:value-type="string">
            <text:p>Conseiller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55" calcext:value-type="float">
            <text:p>1181655</text:p>
          </table:table-cell>
          <table:table-cell table:style-name="ce3" office:value-type="string" calcext:value-type="string">
            <text:p>CYCLONE SANTE INC.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839.9" calcext:value-type="float">
            <text:p>839,90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662" calcext:value-type="float">
            <text:p>1182662</text:p>
          </table:table-cell>
          <table:table-cell table:style-name="ce3" office:value-type="string" calcext:value-type="string">
            <text:p>GAZTEK INC</text:p>
          </table:table-cell>
          <table:table-cell table:style-name="ce8" office:value-type="date" office:date-value="2017-02-14" calcext:value-type="date">
            <text:p>14-févr.-2017</text:p>
          </table:table-cell>
          <table:table-cell/>
          <table:table-cell table:style-name="ce11" office:value-type="float" office:value="461.94" calcext:value-type="float">
            <text:p>461,94</text:p>
          </table:table-cell>
          <table:table-cell table:style-name="ce3" office:value-type="string" calcext:value-type="string">
            <text:p>Pompe manu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948" calcext:value-type="float">
            <text:p>1183948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18.85" calcext:value-type="float">
            <text:p>18,85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953" calcext:value-type="float">
            <text:p>1183953</text:p>
          </table:table-cell>
          <table:table-cell table:style-name="ce3" office:value-type="string" calcext:value-type="string">
            <text:p>LES EDITIONS YVON BLAIS INC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132" calcext:value-type="float">
            <text:p>132,0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181" calcext:value-type="float">
            <text:p>1185181</text:p>
          </table:table-cell>
          <table:table-cell table:style-name="ce3" office:value-type="string" calcext:value-type="string">
            <text:p>LES SERVICES DE COURRIER CHAMPION INC.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177" calcext:value-type="float">
            <text:p>1185177</text:p>
          </table:table-cell>
          <table:table-cell table:style-name="ce3" office:value-type="string" calcext:value-type="string">
            <text:p>MAUREEN FLYNN ARBITRE &amp; MEDIATRICE S.A.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181.1" calcext:value-type="float">
            <text:p>181,10</text:p>
          </table:table-cell>
          <table:table-cell table:style-name="ce3" office:value-type="string" calcext:value-type="string">
            <text:p>Avoc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179642" calcext:value-type="float">
            <text:p>1179642</text:p>
          </table:table-cell>
          <table:table-cell table:style-name="ce3" office:value-type="string" calcext:value-type="string">
            <text:p>ACKLANDS - GRAINGER INC.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500.91" calcext:value-type="float">
            <text:p>500,91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566.39" calcext:value-type="float">
            <text:p>566,39</text:p>
          </table:table-cell>
          <table:table-cell table:style-name="ce3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4.8" calcext:value-type="float">
            <text:p>14,80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87.89" calcext:value-type="float">
            <text:p>87,89</text:p>
          </table:table-cell>
          <table:table-cell table:style-name="ce3" office:value-type="string" calcext:value-type="string">
            <text:p>Outil électr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9.7" calcext:value-type="float">
            <text:p>19,70</text:p>
          </table:table-cell>
          <table:table-cell table:style-name="ce3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66.65" calcext:value-type="float">
            <text:p>66,65</text:p>
          </table:table-cell>
          <table:table-cell table:style-name="ce3" office:value-type="string" calcext:value-type="string">
            <text:p>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622" calcext:value-type="float">
            <text:p>1179622</text:p>
          </table:table-cell>
          <table:table-cell table:style-name="ce3" office:value-type="string" calcext:value-type="string">
            <text:p>BATTERIES DIXON INC.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66.14" calcext:value-type="float">
            <text:p>66,14</text:p>
          </table:table-cell>
          <table:table-cell table:style-name="ce3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632" calcext:value-type="float">
            <text:p>1179632</text:p>
          </table:table-cell>
          <table:table-cell table:style-name="ce3" office:value-type="string" calcext:value-type="string">
            <text:p>DISTRIBUTION SPORTS LOISIRS G.P. INC.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2916.97" calcext:value-type="float">
            <text:p>2 916,97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07" calcext:value-type="date">
            <text:p>07-févr.-2017</text:p>
          </table:table-cell>
          <table:table-cell table:style-name="ce5"/>
          <table:table-cell table:style-name="ce11" office:value-type="float" office:value="650.3" calcext:value-type="float">
            <text:p>650,30</text:p>
          </table:table-cell>
          <table:table-cell table:style-name="ce3" office:value-type="string" calcext:value-type="string">
            <text:p>Accessoire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16" calcext:value-type="float">
            <text:p>1180916</text:p>
          </table:table-cell>
          <table:table-cell table:style-name="ce3" office:value-type="string" calcext:value-type="string">
            <text:p>ENTREPRISES FORLINI-DIVISION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113.39" calcext:value-type="float">
            <text:p>113,39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251.97" calcext:value-type="float">
            <text:p>251,97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13" calcext:value-type="float">
            <text:p>1184313</text:p>
          </table:table-cell>
          <table:table-cell table:style-name="ce3"/>
          <table:table-cell table:style-name="ce8" office:value-type="date" office:date-value="2017-02-21" calcext:value-type="date">
            <text:p>21-févr.-2017</text:p>
          </table:table-cell>
          <table:table-cell table:style-name="ce5"/>
          <table:table-cell table:style-name="ce11" office:value-type="float" office:value="440.32" calcext:value-type="float">
            <text:p>440,32</text:p>
          </table:table-cell>
          <table:table-cell table:style-name="ce3" office:value-type="string" calcext:value-type="string">
            <text:p>Bottes therm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22" calcext:value-type="float">
            <text:p>1180922</text:p>
          </table:table-cell>
          <table:table-cell table:style-name="ce3" office:value-type="string" calcext:value-type="string">
            <text:p>EQUIPEMENTS E.S.F. INC.</text:p>
          </table:table-cell>
          <table:table-cell table:style-name="ce8" office:value-type="date" office:date-value="2017-02-07" calcext:value-type="date">
            <text:p>07-févr.-2017</text:p>
          </table:table-cell>
          <table:table-cell table:style-name="ce5"/>
          <table:table-cell table:style-name="ce11" office:value-type="float" office:value="289.62" calcext:value-type="float">
            <text:p>289,6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641" calcext:value-type="float">
            <text:p>1179641</text:p>
          </table:table-cell>
          <table:table-cell table:style-name="ce3" office:value-type="string" calcext:value-type="string">
            <text:p>HILTI CANADA LTEE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487.07" calcext:value-type="float">
            <text:p>1 487,07</text:p>
          </table:table-cell>
          <table:table-cell table:style-name="ce3" office:value-type="string" calcext:value-type="string">
            <text:p>Batteri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667" calcext:value-type="float">
            <text:p>1179667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2577.13" calcext:value-type="float">
            <text:p>2 577,13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379" calcext:value-type="float">
            <text:p>1185379</text:p>
          </table:table-cell>
          <table:table-cell table:style-name="ce3" office:value-type="string" calcext:value-type="string">
            <text:p>MDA ENVIRONNEMENT</text:p>
          </table:table-cell>
          <table:table-cell table:style-name="ce8" office:value-type="date" office:date-value="2017-02-27" calcext:value-type="date">
            <text:p>27-févr.-2017</text:p>
          </table:table-cell>
          <table:table-cell/>
          <table:table-cell table:style-name="ce11" office:value-type="float" office:value="451.17" calcext:value-type="float">
            <text:p>451,17</text:p>
          </table:table-cell>
          <table:table-cell table:style-name="ce3" office:value-type="string" calcext:value-type="string">
            <text:p>Réparation des poubel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384" calcext:value-type="float">
            <text:p>1179384</text:p>
          </table:table-cell>
          <table:table-cell table:style-name="ce3" office:value-type="string" calcext:value-type="string">
            <text:p>PRODUITS SANY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15.28" calcext:value-type="float">
            <text:p>115,28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627" calcext:value-type="float">
            <text:p>1179627</text:p>
          </table:table-cell>
          <table:table-cell table:style-name="ce3" office:value-type="string" calcext:value-type="string">
            <text:p>PSP ARGENTINO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373.76" calcext:value-type="float">
            <text:p>373,76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851" calcext:value-type="float">
            <text:p>1180851</text:p>
          </table:table-cell>
          <table:table-cell table:style-name="ce3" office:value-type="string" calcext:value-type="string">
            <text:p>SECURITE LANDRY INC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748.65" calcext:value-type="float">
            <text:p>748,65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292" calcext:value-type="float">
            <text:p>1182292</text:p>
          </table:table-cell>
          <table:table-cell table:style-name="ce3" office:value-type="string" calcext:value-type="string">
            <text:p>STE INTERNATIONALE D'ARBORICULTURE QC INC.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479.82" calcext:value-type="float">
            <text:p>479,82</text:p>
          </table:table-cell>
          <table:table-cell table:style-name="ce3" office:value-type="string" calcext:value-type="string">
            <text:p>Frais - Adhé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09" calcext:value-type="float">
            <text:p>1180909</text:p>
          </table:table-cell>
          <table:table-cell table:style-name="ce3" office:value-type="string" calcext:value-type="string">
            <text:p>TECHNOFLEX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519.69" calcext:value-type="float">
            <text:p>519,69</text:p>
          </table:table-cell>
          <table:table-cell table:style-name="ce3" office:value-type="string" calcext:value-type="string">
            <text:p>Tapis amovi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673" calcext:value-type="float">
            <text:p>1179673</text:p>
          </table:table-cell>
          <table:table-cell table:style-name="ce3" office:value-type="string" calcext:value-type="string">
            <text:p>UNIVERSAL FIELD SUPPLIES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67.64" calcext:value-type="float">
            <text:p>167,64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174446" calcext:value-type="float">
            <text:p>1174446</text:p>
          </table:table-cell>
          <table:table-cell table:style-name="ce3" office:value-type="string" calcext:value-type="string">
            <text:p>9499237 CANADA INC.</text:p>
          </table:table-cell>
          <table:table-cell table:style-name="ce8" office:value-type="date" office:date-value="2017-02-03" calcext:value-type="date">
            <text:p>03-févr.-2017</text:p>
          </table:table-cell>
          <table:table-cell/>
          <table:table-cell table:style-name="ce11" office:value-type="float" office:value="13015.3" calcext:value-type="float">
            <text:p>13 015,30</text:p>
          </table:table-cell>
          <table:table-cell table:style-name="ce3" office:value-type="string" calcext:value-type="string">
            <text:p>Service - Remorquage opération de déneigement 16-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26" calcext:value-type="float">
            <text:p>1180926</text:p>
          </table:table-cell>
          <table:table-cell table:style-name="ce3" office:value-type="string" calcext:value-type="string">
            <text:p>ASPHALTE SAINT-PATRICK INC</text:p>
          </table:table-cell>
          <table:table-cell table:style-name="ce8" office:value-type="date" office:date-value="2017-02-22" calcext:value-type="date">
            <text:p>22-févr.-2017</text:p>
          </table:table-cell>
          <table:table-cell/>
          <table:table-cell table:style-name="ce11" office:value-type="float" office:value="3517.82" calcext:value-type="float">
            <text:p>3 517,82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790" calcext:value-type="float">
            <text:p>1171790</text:p>
          </table:table-cell>
          <table:table-cell table:style-name="ce3" office:value-type="string" calcext:value-type="string">
            <text:p>REMORQUAGE BL</text:p>
          </table:table-cell>
          <table:table-cell table:style-name="ce8" office:value-type="date" office:date-value="2017-02-03" calcext:value-type="date">
            <text:p>03-févr.-2017</text:p>
          </table:table-cell>
          <table:table-cell/>
          <table:table-cell table:style-name="ce11" office:value-type="float" office:value="10582.74" calcext:value-type="float">
            <text:p>10 582,74</text:p>
          </table:table-cell>
          <table:table-cell table:style-name="ce3" office:value-type="string" calcext:value-type="string">
            <text:p>Service - Remorquage opération de déneigement 16-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8615" calcext:value-type="float">
            <text:p>1178615</text:p>
          </table:table-cell>
          <table:table-cell table:style-name="ce3" office:value-type="string" calcext:value-type="string">
            <text:p>REMORQUAGE BURSTALL CONRAD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22047.37" calcext:value-type="float">
            <text:p>22 047,37</text:p>
          </table:table-cell>
          <table:table-cell table:style-name="ce3" office:value-type="string" calcext:value-type="string">
            <text:p>Service - Remorquage pour l'année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70" calcext:value-type="float">
            <text:p>1180970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8" office:value-type="date" office:date-value="2017-02-07" calcext:value-type="date">
            <text:p>07-févr.-2017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11" office:value-type="float" office:value="12598.5" calcext:value-type="float">
            <text:p>12 598,50</text:p>
          </table:table-cell>
          <table:table-cell table:style-name="ce3" office:value-type="string" calcext:value-type="string">
            <text:p>Frais cellulaires pour l'année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116" calcext:value-type="float">
            <text:p>1185116</text:p>
          </table:table-cell>
          <table:table-cell table:style-name="ce3" office:value-type="string" calcext:value-type="string">
            <text:p>TRANSPORT MOTTILLO ET FILS INC.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22467.32" calcext:value-type="float">
            <text:p>22 467,32</text:p>
          </table:table-cell>
          <table:table-cell table:style-name="ce3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183681" calcext:value-type="float">
            <text:p>1183681</text:p>
          </table:table-cell>
          <table:table-cell table:style-name="ce3" office:value-type="string" calcext:value-type="string">
            <text:p>7322046 CANADA INCORPORATED</text:p>
          </table:table-cell>
          <table:table-cell table:style-name="ce8" office:value-type="date" office:date-value="2017-02-17" calcext:value-type="date">
            <text:p>17-févr.-2017</text:p>
          </table:table-cell>
          <table:table-cell/>
          <table:table-cell table:style-name="ce11" office:value-type="float" office:value="9251.49" calcext:value-type="float">
            <text:p>9 251,49</text:p>
          </table:table-cell>
          <table:table-cell table:style-name="ce3" office:value-type="string" calcext:value-type="string">
            <text:p>Support annuel de l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14" calcext:value-type="float">
            <text:p>1182414</text:p>
          </table:table-cell>
          <table:table-cell table:style-name="ce3" office:value-type="string" calcext:value-type="string">
            <text:p>BONSOUND INC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1574.81" calcext:value-type="float">
            <text:p>1 574,81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671" calcext:value-type="float">
            <text:p>1180671</text:p>
          </table:table-cell>
          <table:table-cell table:style-name="ce3" office:value-type="string" calcext:value-type="string">
            <text:p>CABANE THEATRE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1200" calcext:value-type="float">
            <text:p>1 200,0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79" calcext:value-type="float">
            <text:p>1179479</text:p>
          </table:table-cell>
          <table:table-cell table:style-name="ce3" office:value-type="string" calcext:value-type="string">
            <text:p>CENTRE DE RECHERCHE EN ART CLOWNESQUE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994.76" calcext:value-type="float">
            <text:p>1 994,76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668" calcext:value-type="float">
            <text:p>1180668</text:p>
          </table:table-cell>
          <table:table-cell table:style-name="ce3" office:value-type="string" calcext:value-type="string">
            <text:p>CHARLES BOIVIN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398.95" calcext:value-type="float">
            <text:p>398,95</text:p>
          </table:table-cell>
          <table:table-cell table:style-name="ce3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601" calcext:value-type="float">
            <text:p>1182601</text:p>
          </table:table-cell>
          <table:table-cell table:style-name="ce3"/>
          <table:table-cell table:style-name="ce8" office:value-type="date" office:date-value="2017-02-14" calcext:value-type="date">
            <text:p>14-févr.-2017</text:p>
          </table:table-cell>
          <table:table-cell/>
          <table:table-cell table:style-name="ce11" office:value-type="float" office:value="1049.87" calcext:value-type="float">
            <text:p>1 049,87</text:p>
          </table:table-cell>
          <table:table-cell table:style-name="ce3" office:value-type="string" calcext:value-type="string">
            <text:p>Réparation/Entretien - Matériel artistiq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182409" calcext:value-type="float">
            <text:p>1182409</text:p>
          </table:table-cell>
          <table:table-cell table:style-name="ce3" office:value-type="string" calcext:value-type="string">
            <text:p>COMPAGNIE FLAK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3149.62" calcext:value-type="float">
            <text:p>3 149,62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76" calcext:value-type="float">
            <text:p>1180976</text:p>
          </table:table-cell>
          <table:table-cell table:style-name="ce3" office:value-type="string" calcext:value-type="string">
            <text:p>EDITH GROSSE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240" calcext:value-type="float">
            <text:p>240,0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85" calcext:value-type="float">
            <text:p>1179485</text:p>
          </table:table-cell>
          <table:table-cell table:style-name="ce3" office:value-type="string" calcext:value-type="string">
            <text:p>ESTELA LOPEZ SOLIS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600" calcext:value-type="float">
            <text:p>1 600,00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24" calcext:value-type="float">
            <text:p>1184324</text:p>
          </table:table-cell>
          <table:table-cell table:style-name="ce3" office:value-type="string" calcext:value-type="string">
            <text:p>GUILLAUME MARTINEAU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966.93" calcext:value-type="float">
            <text:p>966,93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79" calcext:value-type="float">
            <text:p>1180979</text:p>
          </table:table-cell>
          <table:table-cell table:style-name="ce3" office:value-type="string" calcext:value-type="string">
            <text:p>HELENE LAFORCE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280" calcext:value-type="float">
            <text:p>280,00</text:p>
          </table:table-cell>
          <table:table-cell table:style-name="ce3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86" calcext:value-type="float">
            <text:p>1179486</text:p>
          </table:table-cell>
          <table:table-cell table:style-name="ce3" office:value-type="string" calcext:value-type="string">
            <text:p>IMPRUDANSES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800" calcext:value-type="float">
            <text:p>1 800,0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672" calcext:value-type="float">
            <text:p>1180672</text:p>
          </table:table-cell>
          <table:table-cell table:style-name="ce3" office:value-type="string" calcext:value-type="string">
            <text:p>INSTINCT MUSIQUE INC.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1837.28" calcext:value-type="float">
            <text:p>1 837,28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08" calcext:value-type="float">
            <text:p>1182408</text:p>
          </table:table-cell>
          <table:table-cell table:style-name="ce3" office:value-type="string" calcext:value-type="string">
            <text:p>JACINTHE THIBAULT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1506" calcext:value-type="float">
            <text:p>1 506,00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893" calcext:value-type="float">
            <text:p>1183893</text:p>
          </table:table-cell>
          <table:table-cell table:style-name="ce3" office:value-type="string" calcext:value-type="string">
            <text:p>JEUNESSE BENNY</text:p>
          </table:table-cell>
          <table:table-cell table:style-name="ce8" office:value-type="date" office:date-value="2017-02-20" calcext:value-type="date">
            <text:p>20-févr.-2017</text:p>
          </table:table-cell>
          <table:table-cell table:style-name="ce5"/>
          <table:table-cell table:style-name="ce11" office:value-type="float" office:value="6299.25" calcext:value-type="float">
            <text:p>6 299,25</text:p>
          </table:table-cell>
          <table:table-cell table:style-name="ce3" office:value-type="string" calcext:value-type="string">
            <text:p>Service - Organisation d'activités sportiv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210" calcext:value-type="float">
            <text:p>1184210</text:p>
          </table:table-cell>
          <table:table-cell table:style-name="ce3" office:value-type="string" calcext:value-type="string">
            <text:p>JEUNESSES MUSICALES CANADA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033" calcext:value-type="float">
            <text:p>1185033</text:p>
          </table:table-cell>
          <table:table-cell table:style-name="ce3" office:value-type="string" calcext:value-type="string">
            <text:p>LA COMPAGNIE ROBERT BURY LTEE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2100.36" calcext:value-type="float">
            <text:p>2 100,36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138" calcext:value-type="float">
            <text:p>1185138</text:p>
          </table:table-cell>
          <table:table-cell table:style-name="ce3" office:value-type="string" calcext:value-type="string">
            <text:p>LA QUINCAILLERIE DELORIMIER INC.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507.92" calcext:value-type="float">
            <text:p>507,92</text:p>
          </table:table-cell>
          <table:table-cell table:style-name="ce3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77" calcext:value-type="float">
            <text:p>1179477</text:p>
          </table:table-cell>
          <table:table-cell table:style-name="ce3" office:value-type="string" calcext:value-type="string">
            <text:p>LATITUDE 45/ ARTS PROMOTION INC.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889.77" calcext:value-type="float">
            <text:p>1 889,77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600" calcext:value-type="float">
            <text:p>1182600</text:p>
          </table:table-cell>
          <table:table-cell table:style-name="ce3" office:value-type="string" calcext:value-type="string">
            <text:p>LES CHEMINS ERRANTS</text:p>
          </table:table-cell>
          <table:table-cell table:style-name="ce8" office:value-type="date" office:date-value="2017-02-14" calcext:value-type="date">
            <text:p>14-févr.-2017</text:p>
          </table:table-cell>
          <table:table-cell/>
          <table:table-cell table:style-name="ce11" office:value-type="float" office:value="1300" calcext:value-type="float">
            <text:p>1 300,0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48" calcext:value-type="float">
            <text:p>1181648</text:p>
          </table:table-cell>
          <table:table-cell table:style-name="ce3" office:value-type="string" calcext:value-type="string">
            <text:p>LES DRAPERIES DE L'EST MICHEL LESSARD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315.8" calcext:value-type="float">
            <text:p>315,80</text:p>
          </table:table-cell>
          <table:table-cell table:style-name="ce3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971" calcext:value-type="float">
            <text:p>1183971</text:p>
          </table:table-cell>
          <table:table-cell table:style-name="ce3" office:value-type="string" calcext:value-type="string">
            <text:p>LES PRODUCTIONS DE MA RUE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1500" calcext:value-type="float">
            <text:p>1 500,00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16" calcext:value-type="float">
            <text:p>1182416</text:p>
          </table:table-cell>
          <table:table-cell table:style-name="ce3" office:value-type="string" calcext:value-type="string">
            <text:p>LES SCIENTIFINES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155" calcext:value-type="float">
            <text:p>155,00</text:p>
          </table:table-cell>
          <table:table-cell table:style-name="ce3" office:value-type="string" calcext:value-type="string">
            <text:p>Service - Organisation de concour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21" calcext:value-type="float">
            <text:p>1182421</text:p>
          </table:table-cell>
          <table:table-cell table:style-name="ce3" office:value-type="string" calcext:value-type="string">
            <text:p>L'ILLUSION THEATRE DE MARIONNETTES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1290.3" calcext:value-type="float">
            <text:p>1 290,3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933" calcext:value-type="float">
            <text:p>1183933</text:p>
          </table:table-cell>
          <table:table-cell table:style-name="ce3" office:value-type="string" calcext:value-type="string">
            <text:p>LOISIRS SPORTIFS CDN – NDG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6235.21" calcext:value-type="float">
            <text:p>6 235,21</text:p>
          </table:table-cell>
          <table:table-cell table:style-name="ce3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88" calcext:value-type="float">
            <text:p>1179488</text:p>
          </table:table-cell>
          <table:table-cell table:style-name="ce3" office:value-type="string" calcext:value-type="string">
            <text:p>MARIE-JOSEE SIMARD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2000" calcext:value-type="float">
            <text:p>2 000,0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11" calcext:value-type="float">
            <text:p>1182411</text:p>
          </table:table-cell>
          <table:table-cell table:style-name="ce3" office:value-type="string" calcext:value-type="string">
            <text:p>MARTIN KARLICEK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1000" calcext:value-type="float">
            <text:p>1 000,00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80" calcext:value-type="float">
            <text:p>1180980</text:p>
          </table:table-cell>
          <table:table-cell table:style-name="ce3" office:value-type="string" calcext:value-type="string">
            <text:p>MEIKLE MUSIK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150" calcext:value-type="float">
            <text:p>150,00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50" calcext:value-type="float">
            <text:p>1181650</text:p>
          </table:table-cell>
          <table:table-cell table:style-name="ce3" office:value-type="string" calcext:value-type="string">
            <text:p>MUSEE DE LA NATURE ET DES SCIENCES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0" calcext:value-type="float">
            <text:p>0,00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12" calcext:value-type="float">
            <text:p>1182412</text:p>
          </table:table-cell>
          <table:table-cell table:style-name="ce3" office:value-type="string" calcext:value-type="string">
            <text:p>RANDOLPH PUB LUDIQUE INC.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159.8" calcext:value-type="float">
            <text:p>159,80</text:p>
          </table:table-cell>
          <table:table-cell table:style-name="ce3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77" calcext:value-type="float">
            <text:p>1180977</text:p>
          </table:table-cell>
          <table:table-cell table:style-name="ce3" office:value-type="string" calcext:value-type="string">
            <text:p>RYTHME DU BAOBAB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740" calcext:value-type="float">
            <text:p>1170740</text:p>
          </table:table-cell>
          <table:table-cell table:style-name="ce3" office:value-type="string" calcext:value-type="string">
            <text:p>SOLOTECH INC</text:p>
          </table:table-cell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31.5" calcext:value-type="float">
            <text:p>31,50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198" calcext:value-type="float">
            <text:p>1181198</text:p>
          </table:table-cell>
          <table:table-cell table:style-name="ce3"/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193.55" calcext:value-type="float">
            <text:p>193,55</text:p>
          </table:table-cell>
          <table:table-cell table:style-name="ce3" office:value-type="string" calcext:value-type="string">
            <text:p>Réparation/Entretien - 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207" calcext:value-type="float">
            <text:p>1181207</text:p>
          </table:table-cell>
          <table:table-cell table:style-name="ce3"/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213.02" calcext:value-type="float">
            <text:p>213,02</text:p>
          </table:table-cell>
          <table:table-cell table:style-name="ce3" office:value-type="string" calcext:value-type="string">
            <text:p>Réparation/Entretien - 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955" calcext:value-type="float">
            <text:p>1183955</text:p>
          </table:table-cell>
          <table:table-cell table:style-name="ce3" office:value-type="string" calcext:value-type="string">
            <text:p>STEPHANE TETREAULT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2624.69" calcext:value-type="float">
            <text:p>2 624,69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80" calcext:value-type="float">
            <text:p>1179480</text:p>
          </table:table-cell>
          <table:table-cell table:style-name="ce3" office:value-type="string" calcext:value-type="string">
            <text:p>SYLVIE DESGROSEILLIERS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2309.72" calcext:value-type="float">
            <text:p>2 309,72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674" calcext:value-type="float">
            <text:p>1180674</text:p>
          </table:table-cell>
          <table:table-cell table:style-name="ce3" office:value-type="string" calcext:value-type="string">
            <text:p>TALLEEN HACIKYAN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275" calcext:value-type="float">
            <text:p>275,0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49" calcext:value-type="float">
            <text:p>1181649</text:p>
          </table:table-cell>
          <table:table-cell table:style-name="ce3" office:value-type="string" calcext:value-type="string">
            <text:p>YANNICK BROSSEAU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1500" calcext:value-type="float">
            <text:p>1 500,00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184209" calcext:value-type="float">
            <text:p>1184209</text:p>
          </table:table-cell>
          <table:table-cell table:style-name="ce3" office:value-type="string" calcext:value-type="string">
            <text:p>9184-3326 QUÉBEC INC.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402" calcext:value-type="float">
            <text:p>1181402</text:p>
          </table:table-cell>
          <table:table-cell table:style-name="ce3" office:value-type="string" calcext:value-type="string">
            <text:p>C.P.U. DESIGN INC.</text:p>
          </table:table-cell>
          <table:table-cell table:style-name="ce8" office:value-type="date" office:date-value="2017-02-08" calcext:value-type="date">
            <text:p>08-févr.-2017</text:p>
          </table:table-cell>
          <table:table-cell/>
          <table:table-cell table:style-name="ce11" office:value-type="float" office:value="165.88" calcext:value-type="float">
            <text:p>165,8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39" calcext:value-type="float">
            <text:p>1179439</text:p>
          </table:table-cell>
          <table:table-cell table:style-name="ce3" office:value-type="string" calcext:value-type="string">
            <text:p>ELISABETH OLIGNY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972.13" calcext:value-type="float">
            <text:p>972,13</text:p>
          </table:table-cell>
          <table:table-cell table:style-name="ce3" office:value-type="string" calcext:value-type="string">
            <text:p>Service - Gestion de la documentation/Archiv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44" calcext:value-type="float">
            <text:p>1181644</text:p>
          </table:table-cell>
          <table:table-cell table:style-name="ce3"/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3074" calcext:value-type="float">
            <text:p>3 074,00</text:p>
          </table:table-cell>
          <table:table-cell table:style-name="ce3" office:value-type="string" calcext:value-type="string">
            <text:p>Service - Gestion de la documentation/Archiv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679" calcext:value-type="float">
            <text:p>1180679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8" office:value-type="date" office:date-value="2017-02-06" calcext:value-type="date">
            <text:p>06-févr.-2017</text:p>
          </table:table-cell>
          <table:table-cell table:style-name="ce5"/>
          <table:table-cell table:style-name="ce11" office:value-type="float" office:value="1049.87" calcext:value-type="float">
            <text:p>1 049,8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211" calcext:value-type="float">
            <text:p>1184211</text:p>
          </table:table-cell>
          <table:table-cell table:style-name="ce3" office:value-type="string" calcext:value-type="string">
            <text:p>MONTREAL STENCIL INC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314.96" calcext:value-type="float">
            <text:p>314,96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779" calcext:value-type="float">
            <text:p>1184779</text:p>
          </table:table-cell>
          <table:table-cell table:style-name="ce3" office:value-type="string" calcext:value-type="string">
            <text:p>MP REPRODUCTIONS INC.</text:p>
          </table:table-cell>
          <table:table-cell table:style-name="ce8" office:value-type="date" office:date-value="2017-02-23" calcext:value-type="date">
            <text:p>23-févr.-2017</text:p>
          </table:table-cell>
          <table:table-cell table:style-name="ce5" office:value-type="float" office:value="926254" calcext:value-type="float">
            <text:p>926254</text:p>
          </table:table-cell>
          <table:table-cell table:style-name="ce11" office:value-type="float" office:value="4999.5" calcext:value-type="float">
            <text:p>4 999,50</text:p>
          </table:table-cell>
          <table:table-cell table:style-name="ce3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40" calcext:value-type="float">
            <text:p>1179440</text:p>
          </table:table-cell>
          <table:table-cell table:style-name="ce3" office:value-type="string" calcext:value-type="string">
            <text:p>PAQUETTE &amp; ASSOCIES, HUISSIERS DE JUSTICE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1574.81" calcext:value-type="float">
            <text:p>1 574,81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76" calcext:value-type="float">
            <text:p>1181676</text:p>
          </table:table-cell>
          <table:table-cell table:style-name="ce3" office:value-type="string" calcext:value-type="string">
            <text:p>ROGERS AT&amp;T***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2099.75" calcext:value-type="float">
            <text:p>2 099,75</text:p>
          </table:table-cell>
          <table:table-cell table:style-name="ce3" office:value-type="string" calcext:value-type="string">
            <text:p>Service - Téléphonie cellulaire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51" calcext:value-type="float">
            <text:p>1181651</text:p>
          </table:table-cell>
          <table:table-cell table:style-name="ce3" office:value-type="string" calcext:value-type="string">
            <text:p>UNIVERSITE DE MONTREAL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475" calcext:value-type="float">
            <text:p>475,00</text:p>
          </table:table-cell>
          <table:table-cell table:style-name="ce3" office:value-type="string" calcext:value-type="string">
            <text:p>Vétérinair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UPLANTIE, S.-ANNE</text:p>
          </table:table-cell>
          <table:table-cell table:style-name="ce5" office:value-type="float" office:value="1183493" calcext:value-type="float">
            <text:p>1183493</text:p>
          </table:table-cell>
          <table:table-cell table:style-name="ce3" office:value-type="string" calcext:value-type="string">
            <text:p>CUISINE-ATOUT ENTREPRISE D'INSERTION</text:p>
          </table:table-cell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249.25" calcext:value-type="float">
            <text:p>249,25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676" calcext:value-type="float">
            <text:p>1180676</text:p>
          </table:table-cell>
          <table:table-cell table:style-name="ce3" office:value-type="string" calcext:value-type="string">
            <text:p>ECOLE NATIONALE D'ADMINISTRATION PUBLIQUE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2210" calcext:value-type="float">
            <text:p>2 210,00</text:p>
          </table:table-cell>
          <table:table-cell table:style-name="ce3" office:value-type="string" calcext:value-type="string">
            <text:p>Formation en développemen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06" calcext:value-type="float">
            <text:p>1182406</text:p>
          </table:table-cell>
          <table:table-cell table:style-name="ce3" office:value-type="string" calcext:value-type="string">
            <text:p>IMPRIMERIE MULTI-FORMAT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241.47" calcext:value-type="float">
            <text:p>241,47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896" calcext:value-type="float">
            <text:p>1183896</text:p>
          </table:table-cell>
          <table:table-cell table:style-name="ce3" office:value-type="string" calcext:value-type="string">
            <text:p>J. VAILLANCOURT &amp; FILS INC.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1616.81" calcext:value-type="float">
            <text:p>1 616,81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862" calcext:value-type="float">
            <text:p>1183862</text:p>
          </table:table-cell>
          <table:table-cell table:style-name="ce3" office:value-type="string" calcext:value-type="string">
            <text:p>OMBRAGES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7963.3" calcext:value-type="float">
            <text:p>7 963,30</text:p>
          </table:table-cell>
          <table:table-cell table:style-name="ce3" office:value-type="string" calcext:value-type="string">
            <text:p>Ingénieur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82" calcext:value-type="float">
            <text:p>1181682</text:p>
          </table:table-cell>
          <table:table-cell table:style-name="ce3" office:value-type="string" calcext:value-type="string">
            <text:p>ROGERS AT&amp;T***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1049.87" calcext:value-type="float">
            <text:p>1 049,87</text:p>
          </table:table-cell>
          <table:table-cell table:style-name="ce3" office:value-type="string" calcext:value-type="string">
            <text:p>Service - Téléphonie cellulaire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07" calcext:value-type="float">
            <text:p>1182407</text:p>
          </table:table-cell>
          <table:table-cell table:style-name="ce3" office:value-type="string" calcext:value-type="string">
            <text:p>TAXELCO INC.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629.92" calcext:value-type="float">
            <text:p>629,92</text:p>
          </table:table-cell>
          <table:table-cell table:style-name="ce3" office:value-type="string" calcext:value-type="string">
            <text:p>Frais - Taxi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999" calcext:value-type="float">
            <text:p>1182999</text:p>
          </table:table-cell>
          <table:table-cell table:style-name="ce3" office:value-type="string" calcext:value-type="string">
            <text:p>ZESTE DU MONDE</text:p>
          </table:table-cell>
          <table:table-cell table:style-name="ce8" office:value-type="date" office:date-value="2017-02-15" calcext:value-type="date">
            <text:p>15-févr.-2017</text:p>
          </table:table-cell>
          <table:table-cell/>
          <table:table-cell table:style-name="ce11" office:value-type="float" office:value="570.34" calcext:value-type="float">
            <text:p>570,34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PPIER, GENEVIEVE</text:p>
          </table:table-cell>
          <table:table-cell table:style-name="ce5" office:value-type="float" office:value="1183885" calcext:value-type="float">
            <text:p>1183885</text:p>
          </table:table-cell>
          <table:table-cell table:style-name="ce3" office:value-type="string" calcext:value-type="string">
            <text:p>COMMISSION SCOLAIRE DE MONTREAL</text:p>
          </table:table-cell>
          <table:table-cell table:style-name="ce8" office:value-type="date" office:date-value="2017-02-20" calcext:value-type="date">
            <text:p>20-févr.-2017</text:p>
          </table:table-cell>
          <table:table-cell table:style-name="ce5"/>
          <table:table-cell table:style-name="ce11" office:value-type="float" office:value="2206.84" calcext:value-type="float">
            <text:p>2 206,84</text:p>
          </table:table-cell>
          <table:table-cell table:style-name="ce3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602" calcext:value-type="float">
            <text:p>1182602</text:p>
          </table:table-cell>
          <table:table-cell table:style-name="ce3" office:value-type="string" calcext:value-type="string">
            <text:p>IMAGINEO INC.</text:p>
          </table:table-cell>
          <table:table-cell table:style-name="ce8" office:value-type="date" office:date-value="2017-02-14" calcext:value-type="date">
            <text:p>14-févr.-2017</text:p>
          </table:table-cell>
          <table:table-cell/>
          <table:table-cell table:style-name="ce11" office:value-type="float" office:value="687.67" calcext:value-type="float">
            <text:p>687,67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208" calcext:value-type="float">
            <text:p>1184208</text:p>
          </table:table-cell>
          <table:table-cell table:style-name="ce3" office:value-type="string" calcext:value-type="string">
            <text:p>LES INSTALLATIONS SPORTIVES AGORA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267.72" calcext:value-type="float">
            <text:p>267,72</text:p>
          </table:table-cell>
          <table:table-cell table:style-name="ce3" office:value-type="string" calcext:value-type="string">
            <text:p>Réparation/Entretien - Équip. de sport,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812" calcext:value-type="float">
            <text:p>1179812</text:p>
          </table:table-cell>
          <table:table-cell table:style-name="ce3" office:value-type="string" calcext:value-type="string">
            <text:p>PRODUITS SANY</text:p>
          </table:table-cell>
          <table:table-cell table:style-name="ce8" office:value-type="date" office:date-value="2017-02-01" calcext:value-type="date">
            <text:p>01-févr.-2017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1" office:value-type="float" office:value="377.37" calcext:value-type="float">
            <text:p>377,37</text:p>
          </table:table-cell>
          <table:table-cell table:style-name="ce3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800" calcext:value-type="float">
            <text:p>1180800</text:p>
          </table:table-cell>
          <table:table-cell table:style-name="ce3"/>
          <table:table-cell table:style-name="ce8" office:value-type="date" office:date-value="2017-02-06" calcext:value-type="date">
            <text:p>06-févr.-2017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1" office:value-type="float" office:value="108.14" calcext:value-type="float">
            <text:p>108,14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60" calcext:value-type="float">
            <text:p>1184360</text:p>
          </table:table-cell>
          <table:table-cell table:style-name="ce3" office:value-type="string" calcext:value-type="string">
            <text:p>SERVICES FINANCIERS MODSPACE CANADA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2853.98" calcext:value-type="float">
            <text:p>2 853,98</text:p>
          </table:table-cell>
          <table:table-cell table:style-name="ce3" office:value-type="string" calcext:value-type="string">
            <text:p>Location - Bureau mob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185359" calcext:value-type="float">
            <text:p>1185359</text:p>
          </table:table-cell>
          <table:table-cell table:style-name="ce3" office:value-type="string" calcext:value-type="string">
            <text:p>ASS. QUEBECOISE DES ARENAS ET DES INSTAL. RECREATIVES ET SPORTIVES INC.</text:p>
          </table:table-cell>
          <table:table-cell table:style-name="ce8" office:value-type="date" office:date-value="2017-02-27" calcext:value-type="date">
            <text:p>27-févr.-2017</text:p>
          </table:table-cell>
          <table:table-cell/>
          <table:table-cell table:style-name="ce11" office:value-type="float" office:value="320.21" calcext:value-type="float">
            <text:p>320,21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208" calcext:value-type="float">
            <text:p>1181208</text:p>
          </table:table-cell>
          <table:table-cell table:style-name="ce3" office:value-type="string" calcext:value-type="string">
            <text:p>AUVITEC LTEE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4516.56" calcext:value-type="float">
            <text:p>4 516,56</text:p>
          </table:table-cell>
          <table:table-cell table:style-name="ce3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403" calcext:value-type="float">
            <text:p>1181403</text:p>
          </table:table-cell>
          <table:table-cell table:style-name="ce3" office:value-type="string" calcext:value-type="string">
            <text:p>GASTON GINGRAS</text:p>
          </table:table-cell>
          <table:table-cell table:style-name="ce8" office:value-type="date" office:date-value="2017-02-08" calcext:value-type="date">
            <text:p>08-févr.-2017</text:p>
          </table:table-cell>
          <table:table-cell/>
          <table:table-cell table:style-name="ce11" office:value-type="float" office:value="787.41" calcext:value-type="float">
            <text:p>787,41</text:p>
          </table:table-cell>
          <table:table-cell table:style-name="ce3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599" calcext:value-type="float">
            <text:p>1182599</text:p>
          </table:table-cell>
          <table:table-cell table:style-name="ce3" office:value-type="string" calcext:value-type="string">
            <text:p>LOCATION SAUVAGEAU INC.</text:p>
          </table:table-cell>
          <table:table-cell table:style-name="ce8" office:value-type="date" office:date-value="2017-02-14" calcext:value-type="date">
            <text:p>14-févr.-2017</text:p>
          </table:table-cell>
          <table:table-cell/>
          <table:table-cell table:style-name="ce11" office:value-type="float" office:value="9285.09" calcext:value-type="float">
            <text:p>9 285,09</text:p>
          </table:table-cell>
          <table:table-cell table:style-name="ce3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0832" calcext:value-type="float">
            <text:p>1100832</text:p>
          </table:table-cell>
          <table:table-cell table:style-name="ce3" office:value-type="string" calcext:value-type="string">
            <text:p>UBA INC.</text:p>
          </table:table-cell>
          <table:table-cell table:style-name="ce8" office:value-type="date" office:date-value="2017-02-03" calcext:value-type="date">
            <text:p>03-févr.-2017</text:p>
          </table:table-cell>
          <table:table-cell/>
          <table:table-cell table:style-name="ce11" office:value-type="float" office:value="6.12" calcext:value-type="float">
            <text:p>6,12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table:style-name="ce5" office:value-type="float" office:value="1184496" calcext:value-type="float">
            <text:p>1184496</text:p>
          </table:table-cell>
          <table:table-cell table:style-name="ce3" office:value-type="string" calcext:value-type="string">
            <text:p>CENTRE PATRONAL DE SST DU QUEBEC</text:p>
          </table:table-cell>
          <table:table-cell table:style-name="ce8" office:value-type="date" office:date-value="2017-02-22" calcext:value-type="date">
            <text:p>22-févr.-2017</text:p>
          </table:table-cell>
          <table:table-cell/>
          <table:table-cell table:style-name="ce11" office:value-type="float" office:value="43.39" calcext:value-type="float">
            <text:p>43,39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346" calcext:value-type="float">
            <text:p>1168346</text:p>
          </table:table-cell>
          <table:table-cell table:style-name="ce3" office:value-type="string" calcext:value-type="string">
            <text:p>ENGLOBE CORP.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419.95" calcext:value-type="float">
            <text:p>419,95</text:p>
          </table:table-cell>
          <table:table-cell table:style-name="ce3" office:value-type="string" calcext:value-type="string">
            <text:p>Conseiller - Protection et contrôle de la qualité du so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205" calcext:value-type="float">
            <text:p>1182205</text:p>
          </table:table-cell>
          <table:table-cell table:style-name="ce3" office:value-type="string" calcext:value-type="string">
            <text:p>LES CONSTRUCTIONS ARGOZY INC.</text:p>
          </table:table-cell>
          <table:table-cell table:style-name="ce8" office:value-type="date" office:date-value="2017-02-10" calcext:value-type="date">
            <text:p>10-févr.-2017</text:p>
          </table:table-cell>
          <table:table-cell/>
          <table:table-cell table:style-name="ce11" office:value-type="float" office:value="4566.96" calcext:value-type="float">
            <text:p>4 566,96</text:p>
          </table:table-cell>
          <table:table-cell table:style-name="ce3" office:value-type="string" calcext:value-type="string">
            <text:p>Entrepreneur en structures de bét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765" calcext:value-type="float">
            <text:p>1183765</text:p>
          </table:table-cell>
          <table:table-cell table:style-name="ce3" office:value-type="string" calcext:value-type="string">
            <text:p>LES PORTES EXPERT-MATIK INC.</text:p>
          </table:table-cell>
          <table:table-cell table:style-name="ce8" office:value-type="date" office:date-value="2017-02-17" calcext:value-type="date">
            <text:p>17-févr.-2017</text:p>
          </table:table-cell>
          <table:table-cell/>
          <table:table-cell table:style-name="ce11" office:value-type="float" office:value="1044.63" calcext:value-type="float">
            <text:p>1 044,63</text:p>
          </table:table-cell>
          <table:table-cell table:style-name="ce3" office:value-type="string" calcext:value-type="string">
            <text:p>Système de contrôle, de surveillance et d'incend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478" calcext:value-type="float">
            <text:p>1180478</text:p>
          </table:table-cell>
          <table:table-cell table:style-name="ce3" office:value-type="string" calcext:value-type="string">
            <text:p>MP REPRODUCTIONS INC.</text:p>
          </table:table-cell>
          <table:table-cell table:style-name="ce8" office:value-type="date" office:date-value="2017-02-03" calcext:value-type="date">
            <text:p>03-févr.-2017</text:p>
          </table:table-cell>
          <table:table-cell/>
          <table:table-cell table:style-name="ce11" office:value-type="float" office:value="1027.61" calcext:value-type="float">
            <text:p>1 027,61</text:p>
          </table:table-cell>
          <table:table-cell table:style-name="ce3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92" calcext:value-type="float">
            <text:p>1181692</text:p>
          </table:table-cell>
          <table:table-cell table:style-name="ce3" office:value-type="string" calcext:value-type="string">
            <text:p>ROGERS AT&amp;T***</text:p>
          </table:table-cell>
          <table:table-cell table:style-name="ce8" office:value-type="date" office:date-value="2017-02-09" calcext:value-type="date">
            <text:p>09-févr.-2017</text:p>
          </table:table-cell>
          <table:table-cell table:style-name="ce5"/>
          <table:table-cell table:style-name="ce11" office:value-type="float" office:value="1574.81" calcext:value-type="float">
            <text:p>1 574,81</text:p>
          </table:table-cell>
          <table:table-cell table:style-name="ce3" office:value-type="string" calcext:value-type="string">
            <text:p>Service - Téléphonie cellulaire pour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94" calcext:value-type="float">
            <text:p>1181694</text:p>
          </table:table-cell>
          <table:table-cell table:style-name="ce3"/>
          <table:table-cell table:style-name="ce8" office:value-type="date" office:date-value="2017-02-09" calcext:value-type="date">
            <text:p>09-févr.-2017</text:p>
          </table:table-cell>
          <table:table-cell table:style-name="ce5"/>
          <table:table-cell table:style-name="ce11" office:value-type="float" office:value="1574.81" calcext:value-type="float">
            <text:p>1 574,81</text:p>
          </table:table-cell>
          <table:table-cell table:style-name="ce3" office:value-type="string" calcext:value-type="string">
            <text:p>Service - Téléphonie cellulaire pour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136" calcext:value-type="float">
            <text:p>1181136</text:p>
          </table:table-cell>
          <table:table-cell table:style-name="ce3" office:value-type="string" calcext:value-type="string">
            <text:p>RSARCHITECTURE INC.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4643.12" calcext:value-type="float">
            <text:p>4 643,12</text:p>
          </table:table-cell>
          <table:table-cell table:style-name="ce3" office:value-type="string" calcext:value-type="string">
            <text:p>Architec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183368" calcext:value-type="float">
            <text:p>1183368</text:p>
          </table:table-cell>
          <table:table-cell table:style-name="ce3" office:value-type="string" calcext:value-type="string">
            <text:p>ACKLANDS - GRAINGER INC.</text:p>
          </table:table-cell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143.79" calcext:value-type="float">
            <text:p>143,79</text:p>
          </table:table-cell>
          <table:table-cell table:style-name="ce3" office:value-type="string" calcext:value-type="string">
            <text:p>Valise à mouss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68" calcext:value-type="float">
            <text:p>1184368</text:p>
          </table:table-cell>
          <table:table-cell table:style-name="ce3"/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316.57" calcext:value-type="float">
            <text:p>316,57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298" calcext:value-type="float">
            <text:p>1184298</text:p>
          </table:table-cell>
          <table:table-cell table:style-name="ce3" office:value-type="string" calcext:value-type="string">
            <text:p>ASS. PARITAIRE S&amp;S AFFAIRES MUNIC.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170.94" calcext:value-type="float">
            <text:p>170,94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724" calcext:value-type="float">
            <text:p>1183724</text:p>
          </table:table-cell>
          <table:table-cell table:style-name="ce3" office:value-type="string" calcext:value-type="string">
            <text:p>BEAUCHAMP, BABIN ET ASS. INC.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558.53" calcext:value-type="float">
            <text:p>558,53</text:p>
          </table:table-cell>
          <table:table-cell table:style-name="ce3" office:value-type="string" calcext:value-type="string">
            <text:p>Service - Inspection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800" calcext:value-type="float">
            <text:p>1182800</text:p>
          </table:table-cell>
          <table:table-cell table:style-name="ce3" office:value-type="string" calcext:value-type="string">
            <text:p>CREUSAGE RL</text:p>
          </table:table-cell>
          <table:table-cell table:style-name="ce8" office:value-type="date" office:date-value="2017-02-14" calcext:value-type="date">
            <text:p>14-févr.-2017</text:p>
          </table:table-cell>
          <table:table-cell/>
          <table:table-cell table:style-name="ce11" office:value-type="float" office:value="345.36" calcext:value-type="float">
            <text:p>345,36</text:p>
          </table:table-cell>
          <table:table-cell table:style-name="ce3" office:value-type="string" calcext:value-type="string">
            <text:p>Service - Enfouiss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126" calcext:value-type="float">
            <text:p>1182126</text:p>
          </table:table-cell>
          <table:table-cell table:style-name="ce3" office:value-type="string" calcext:value-type="string">
            <text:p>ENTREPRISES FORLINI-DIVISION</text:p>
          </table:table-cell>
          <table:table-cell table:style-name="ce8" office:value-type="date" office:date-value="2017-02-10" calcext:value-type="date">
            <text:p>10-févr.-2017</text:p>
          </table:table-cell>
          <table:table-cell/>
          <table:table-cell table:style-name="ce11" office:value-type="float" office:value="75.59" calcext:value-type="float">
            <text:p>75,59</text:p>
          </table:table-cell>
          <table:table-cell table:style-name="ce3" office:value-type="string" calcext:value-type="string">
            <text:p>Bottes de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472" calcext:value-type="float">
            <text:p>1182472</text:p>
          </table:table-cell>
          <table:table-cell table:style-name="ce3"/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94.49" calcext:value-type="float">
            <text:p>94,49</text:p>
          </table:table-cell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261" calcext:value-type="float">
            <text:p>1183261</text:p>
          </table:table-cell>
          <table:table-cell table:style-name="ce3" office:value-type="string" calcext:value-type="string">
            <text:p>GAZTEK INC</text:p>
          </table:table-cell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94.49" calcext:value-type="float">
            <text:p>94,49</text:p>
          </table:table-cell>
          <table:table-cell table:style-name="ce3" office:value-type="string" calcext:value-type="string">
            <text:p>Accessoire et pièce de remplacement pour équip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940" calcext:value-type="float">
            <text:p>1182940</text:p>
          </table:table-cell>
          <table:table-cell table:style-name="ce3" office:value-type="string" calcext:value-type="string">
            <text:p>GESTION P. VENNE INC. - CANADIAN TIRE</text:p>
          </table:table-cell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147.23" calcext:value-type="float">
            <text:p>147,23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689" calcext:value-type="float">
            <text:p>1183689</text:p>
          </table:table-cell>
          <table:table-cell table:style-name="ce3" office:value-type="string" calcext:value-type="string">
            <text:p>GROUPE SDM INC</text:p>
          </table:table-cell>
          <table:table-cell table:style-name="ce8" office:value-type="date" office:date-value="2017-02-17" calcext:value-type="date">
            <text:p>17-févr.-2017</text:p>
          </table:table-cell>
          <table:table-cell/>
          <table:table-cell table:style-name="ce11" office:value-type="float" office:value="747.51" calcext:value-type="float">
            <text:p>747,51</text:p>
          </table:table-cell>
          <table:table-cell table:style-name="ce3" office:value-type="string" calcext:value-type="string">
            <text:p>Service - Déglaçage et nettoyage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76" calcext:value-type="float">
            <text:p>1184376</text:p>
          </table:table-cell>
          <table:table-cell table:style-name="ce3" office:value-type="string" calcext:value-type="string">
            <text:p>LA MAISON DU PEINTRE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31.54" calcext:value-type="float">
            <text:p>31,54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78" calcext:value-type="float">
            <text:p>1184378</text:p>
          </table:table-cell>
          <table:table-cell table:style-name="ce3" office:value-type="string" calcext:value-type="string">
            <text:p>LEE VALLEY TOOLS LTD.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39.27" calcext:value-type="float">
            <text:p>39,27</text:p>
          </table:table-cell>
          <table:table-cell table:style-name="ce3" office:value-type="string" calcext:value-type="string">
            <text:p>Attache-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287" calcext:value-type="float">
            <text:p>1184287</text:p>
          </table:table-cell>
          <table:table-cell table:style-name="ce3" office:value-type="string" calcext:value-type="string">
            <text:p>LINDE CANADA LIMITEE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377.83" calcext:value-type="float">
            <text:p>377,83</text:p>
          </table:table-cell>
          <table:table-cell table:style-name="ce3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812" calcext:value-type="float">
            <text:p>1171812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8" office:value-type="date" office:date-value="2017-02-27" calcext:value-type="date">
            <text:p>27-févr.-2017</text:p>
          </table:table-cell>
          <table:table-cell/>
          <table:table-cell table:style-name="ce11" office:value-type="float" office:value="582.1" calcext:value-type="float">
            <text:p>582,10</text:p>
          </table:table-cell>
          <table:table-cell table:style-name="ce3" office:value-type="string" calcext:value-type="string">
            <text:p>Réparation/Entretien -Équipement de construc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183990" calcext:value-type="float">
            <text:p>1183990</text:p>
          </table:table-cell>
          <table:table-cell table:style-name="ce3" office:value-type="string" calcext:value-type="string">
            <text:p>NORTRAX QUEBEC INC.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1293.53" calcext:value-type="float">
            <text:p>1 293,53</text:p>
          </table:table-cell>
          <table:table-cell table:style-name="ce3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1293.53" calcext:value-type="float">
            <text:p>1 293,53</text:p>
          </table:table-cell>
          <table:table-cell table:style-name="ce3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317" calcext:value-type="float">
            <text:p>1182317</text:p>
          </table:table-cell>
          <table:table-cell table:style-name="ce3" office:value-type="string" calcext:value-type="string">
            <text:p>PRODUITS SANY</text:p>
          </table:table-cell>
          <table:table-cell table:style-name="ce8" office:value-type="date" office:date-value="2017-02-13" calcext:value-type="date">
            <text:p>13-févr.-2017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1" office:value-type="float" office:value="225.2" calcext:value-type="float">
            <text:p>225,20</text:p>
          </table:table-cell>
          <table:table-cell table:style-name="ce3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217" calcext:value-type="float">
            <text:p>1185217</text:p>
          </table:table-cell>
          <table:table-cell table:style-name="ce3" office:value-type="string" calcext:value-type="string">
            <text:p>PUROLATOR COURRIER LTEE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26.05" calcext:value-type="float">
            <text:p>26,05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02" calcext:value-type="float">
            <text:p>1184302</text:p>
          </table:table-cell>
          <table:table-cell table:style-name="ce3" office:value-type="string" calcext:value-type="string">
            <text:p>QUINCAILLERIE NOTRE-DAME DE ST-HENRI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132.18" calcext:value-type="float">
            <text:p>132,18</text:p>
          </table:table-cell>
          <table:table-cell table:style-name="ce3" office:value-type="string" calcext:value-type="string">
            <text:p>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80" calcext:value-type="float">
            <text:p>1184380</text:p>
          </table:table-cell>
          <table:table-cell table:style-name="ce3" office:value-type="string" calcext:value-type="string">
            <text:p>SCIAGE DE BETON 2000 INC.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3034.13" calcext:value-type="float">
            <text:p>3 034,13</text:p>
          </table:table-cell>
          <table:table-cell table:style-name="ce3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5757" calcext:value-type="float">
            <text:p>1135757</text:p>
          </table:table-cell>
          <table:table-cell table:style-name="ce3" office:value-type="string" calcext:value-type="string">
            <text:p>SECURITE LANDRY INC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748.12" calcext:value-type="float">
            <text:p>748,12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212" calcext:value-type="float">
            <text:p>1185212</text:p>
          </table:table-cell>
          <table:table-cell table:style-name="ce3"/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279.22" calcext:value-type="float">
            <text:p>279,2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993" calcext:value-type="float">
            <text:p>1183993</text:p>
          </table:table-cell>
          <table:table-cell table:style-name="ce3" office:value-type="string" calcext:value-type="string">
            <text:p>SERVICES MATREC INC.</text:p>
          </table:table-cell>
          <table:table-cell table:style-name="ce8" office:value-type="date" office:date-value="2017-02-22" calcext:value-type="date">
            <text:p>22-févr.-2017</text:p>
          </table:table-cell>
          <table:table-cell table:style-name="ce5" office:value-type="float" office:value="1016984" calcext:value-type="float">
            <text:p>1016984</text:p>
          </table:table-cell>
          <table:table-cell table:style-name="ce11" office:value-type="float" office:value="93.96" calcext:value-type="float">
            <text:p>93,96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2-20" calcext:value-type="date">
            <text:p>20-févr.-2017</text:p>
          </table:table-cell>
          <table:table-cell table:style-name="ce5" office:value-type="float" office:value="1016984" calcext:value-type="float">
            <text:p>1016984</text:p>
          </table:table-cell>
          <table:table-cell table:style-name="ce11" office:value-type="float" office:value="814.67" calcext:value-type="float">
            <text:p>814,6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337" calcext:value-type="float">
            <text:p>1181337</text:p>
          </table:table-cell>
          <table:table-cell table:style-name="ce3" office:value-type="string" calcext:value-type="string">
            <text:p>SOCIETE EN COMMANDITE STRONGCO</text:p>
          </table:table-cell>
          <table:table-cell table:style-name="ce8" office:value-type="date" office:date-value="2017-02-08" calcext:value-type="date">
            <text:p>08-févr.-2017</text:p>
          </table:table-cell>
          <table:table-cell/>
          <table:table-cell table:style-name="ce11" office:value-type="float" office:value="296.09" calcext:value-type="float">
            <text:p>296,09</text:p>
          </table:table-cell>
          <table:table-cell table:style-name="ce3" office:value-type="string" calcext:value-type="string">
            <text:p>Réparation/Entretie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558" calcext:value-type="float">
            <text:p>1182558</text:p>
          </table:table-cell>
          <table:table-cell table:style-name="ce3" office:value-type="string" calcext:value-type="string">
            <text:p>STELEM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1501.32" calcext:value-type="float">
            <text:p>1 501,3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258" calcext:value-type="float">
            <text:p>1183258</text:p>
          </table:table-cell>
          <table:table-cell table:style-name="ce3"/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278.22" calcext:value-type="float">
            <text:p>278,22</text:p>
          </table:table-cell>
          <table:table-cell table:style-name="ce3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8349" calcext:value-type="float">
            <text:p>1178349</text:p>
          </table:table-cell>
          <table:table-cell table:style-name="ce3" office:value-type="string" calcext:value-type="string">
            <text:p>SUPERIEUR PROPANE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524.94" calcext:value-type="float">
            <text:p>524,94</text:p>
          </table:table-cell>
          <table:table-cell table:style-name="ce3" office:value-type="string" calcext:value-type="string">
            <text:p>Carburant (essence, diesel, kérosène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603" calcext:value-type="float">
            <text:p>1184603</text:p>
          </table:table-cell>
          <table:table-cell table:style-name="ce3" office:value-type="string" calcext:value-type="string">
            <text:p>SYSTEMES CANADIEN KRONOS INC</text:p>
          </table:table-cell>
          <table:table-cell table:style-name="ce8" office:value-type="date" office:date-value="2017-02-22" calcext:value-type="date">
            <text:p>22-févr.-2017</text:p>
          </table:table-cell>
          <table:table-cell/>
          <table:table-cell table:style-name="ce11" office:value-type="float" office:value="429.7" calcext:value-type="float">
            <text:p>429,70</text:p>
          </table:table-cell>
          <table:table-cell table:style-name="ce3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223" calcext:value-type="float">
            <text:p>1185223</text:p>
          </table:table-cell>
          <table:table-cell table:style-name="ce3" office:value-type="string" calcext:value-type="string">
            <text:p>TECH VAC ENVIRONNEMENT INC.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1501.32" calcext:value-type="float">
            <text:p>1 501,32</text:p>
          </table:table-cell>
          <table:table-cell table:style-name="ce3" office:value-type="string" calcext:value-type="string">
            <text:p>Service - Enfouiss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394" calcext:value-type="float">
            <text:p>1182394</text:p>
          </table:table-cell>
          <table:table-cell table:style-name="ce3" office:value-type="string" calcext:value-type="string">
            <text:p>U. CAYOUETTE INC.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486.98" calcext:value-type="float">
            <text:p>486,98</text:p>
          </table:table-cell>
          <table:table-cell table:style-name="ce3" office:value-type="string" calcext:value-type="string">
            <text:p>Scellant à planch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52" calcext:value-type="float">
            <text:p>1184352</text:p>
          </table:table-cell>
          <table:table-cell table:style-name="ce3" office:value-type="string" calcext:value-type="string">
            <text:p>UNIVERSAL FIELD SUPPLIES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240.63" calcext:value-type="float">
            <text:p>240,63</text:p>
          </table:table-cell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214" calcext:value-type="float">
            <text:p>1185214</text:p>
          </table:table-cell>
          <table:table-cell table:style-name="ce3" office:value-type="string" calcext:value-type="string">
            <text:p>VERMEER CANADA INC.</text:p>
          </table:table-cell>
          <table:table-cell table:style-name="ce8" office:value-type="date" office:date-value="2017-02-24" calcext:value-type="date">
            <text:p>24-févr.-2017</text:p>
          </table:table-cell>
          <table:table-cell/>
          <table:table-cell table:style-name="ce11" office:value-type="float" office:value="474.61" calcext:value-type="float">
            <text:p>474,61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177759" calcext:value-type="float">
            <text:p>1177759</text:p>
          </table:table-cell>
          <table:table-cell table:style-name="ce3" office:value-type="string" calcext:value-type="string">
            <text:p>AMIS DE LA MONTAGNE (LES)</text:p>
          </table:table-cell>
          <table:table-cell table:style-name="ce8" office:value-type="date" office:date-value="2017-02-08" calcext:value-type="date">
            <text:p>08-févr.-2017</text:p>
          </table:table-cell>
          <table:table-cell table:style-name="ce5"/>
          <table:table-cell table:style-name="ce11" office:value-type="float" office:value="54.29" calcext:value-type="float">
            <text:p>54,29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200" calcext:value-type="float">
            <text:p>1181200</text:p>
          </table:table-cell>
          <table:table-cell table:style-name="ce3" office:value-type="string" calcext:value-type="string">
            <text:p>DUPLANTIE, SYLVIA-ANNE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1005.16" calcext:value-type="float">
            <text:p>1 005,16</text:p>
          </table:table-cell>
          <table:table-cell table:style-name="ce3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090" calcext:value-type="float">
            <text:p>1181090</text:p>
          </table:table-cell>
          <table:table-cell table:style-name="ce3" office:value-type="string" calcext:value-type="string">
            <text:p>ILE SANS FIL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8059.68" calcext:value-type="float">
            <text:p>8 059,68</text:p>
          </table:table-cell>
          <table:table-cell table:style-name="ce3" office:value-type="string" calcext:value-type="string">
            <text:p>Service - Accès interne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585" calcext:value-type="float">
            <text:p>1180585</text:p>
          </table:table-cell>
          <table:table-cell table:style-name="ce3" office:value-type="string" calcext:value-type="string">
            <text:p>LOCATION D'AUTOS ET CAMIONS DISCOUNT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277.62" calcext:value-type="float">
            <text:p>277,62</text:p>
          </table:table-cell>
          <table:table-cell table:style-name="ce3" office:value-type="string" calcext:value-type="string">
            <text:p>Location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95" calcext:value-type="float">
            <text:p>1181695</text:p>
          </table:table-cell>
          <table:table-cell table:style-name="ce3" office:value-type="string" calcext:value-type="string">
            <text:p>ROGERS AT&amp;T***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892.39" calcext:value-type="float">
            <text:p>892,39</text:p>
          </table:table-cell>
          <table:table-cell table:style-name="ce3" office:value-type="string" calcext:value-type="string">
            <text:p>Service - Téléphonie cellulaire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769" calcext:value-type="float">
            <text:p>1183769</text:p>
          </table:table-cell>
          <table:table-cell table:style-name="ce3" office:value-type="string" calcext:value-type="string">
            <text:p>TRANSELEC / COMMON INC.</text:p>
          </table:table-cell>
          <table:table-cell table:style-name="ce8" office:value-type="date" office:date-value="2017-02-17" calcext:value-type="date">
            <text:p>17-févr.-2017</text:p>
          </table:table-cell>
          <table:table-cell/>
          <table:table-cell table:style-name="ce11" office:value-type="float" office:value="1254.92" calcext:value-type="float">
            <text:p>1 254,92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419" calcext:value-type="float">
            <text:p>1184419</text:p>
          </table:table-cell>
          <table:table-cell table:style-name="ce3" office:value-type="string" calcext:value-type="string">
            <text:p>VINACOUSTIK INC.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24999.62" calcext:value-type="float">
            <text:p>24 999,62</text:p>
          </table:table-cell>
          <table:table-cell table:style-name="ce3" office:value-type="string" calcext:value-type="string">
            <text:p>Études de bru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5" office:value-type="float" office:value="1183481" calcext:value-type="float">
            <text:p>1183481</text:p>
          </table:table-cell>
          <table:table-cell table:style-name="ce3" office:value-type="string" calcext:value-type="string">
            <text:p>ALERTE COURRIER P.M.E.</text:p>
          </table:table-cell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678" calcext:value-type="float">
            <text:p>1180678</text:p>
          </table:table-cell>
          <table:table-cell table:style-name="ce3" office:value-type="string" calcext:value-type="string">
            <text:p>LES TRADUCTIONS TERRY KNOWLES INC.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2624.69" calcext:value-type="float">
            <text:p>2 624,69</text:p>
          </table:table-cell>
          <table:table-cell table:style-name="ce3" office:value-type="string" calcext:value-type="string">
            <text:p>Service de trad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93" calcext:value-type="float">
            <text:p>1181693</text:p>
          </table:table-cell>
          <table:table-cell table:style-name="ce3" office:value-type="string" calcext:value-type="string">
            <text:p>ROGERS AT&amp;T***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1574.81" calcext:value-type="float">
            <text:p>1 574,81</text:p>
          </table:table-cell>
          <table:table-cell table:style-name="ce3" office:value-type="string" calcext:value-type="string">
            <text:p>Service - Téléphonie cellulaire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492" calcext:value-type="float">
            <text:p>1183492</text:p>
          </table:table-cell>
          <table:table-cell table:style-name="ce3" office:value-type="string" calcext:value-type="string">
            <text:p>SHERBROOKE-VALOIS INC.</text:p>
          </table:table-cell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2099.75" calcext:value-type="float">
            <text:p>2 099,75</text:p>
          </table:table-cell>
          <table:table-cell table:style-name="ce3" office:value-type="string" calcext:value-type="string">
            <text:p>Service - Placement média d'avis public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482" calcext:value-type="float">
            <text:p>1183482</text:p>
          </table:table-cell>
          <table:table-cell table:style-name="ce3" office:value-type="string" calcext:value-type="string">
            <text:p>THE SUBURBAN NEWSPAPER</text:p>
          </table:table-cell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8399" calcext:value-type="float">
            <text:p>8 399,00</text:p>
          </table:table-cell>
          <table:table-cell table:style-name="ce3" office:value-type="string" calcext:value-type="string">
            <text:p>Service - Placement média d'avis public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table:style-name="ce5" office:value-type="float" office:value="1180582" calcext:value-type="float">
            <text:p>1180582</text:p>
          </table:table-cell>
          <table:table-cell table:style-name="ce3" office:value-type="string" calcext:value-type="string">
            <text:p>BOUTY INC</text:p>
          </table:table-cell>
          <table:table-cell table:style-name="ce8" office:value-type="date" office:date-value="2017-02-06" calcext:value-type="date">
            <text:p>06-févr.-2017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11" office:value-type="float" office:value="357.42" calcext:value-type="float">
            <text:p>357,42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9615" calcext:value-type="float">
            <text:p>1109615</text:p>
          </table:table-cell>
          <table:table-cell table:style-name="ce3" office:value-type="string" calcext:value-type="string">
            <text:p>CENTRE DE SERVICES PARTAGES DU QC</text:p>
          </table:table-cell>
          <table:table-cell table:style-name="ce8" office:value-type="date" office:date-value="2017-02-03" calcext:value-type="date">
            <text:p>03-févr.-2017</text:p>
          </table:table-cell>
          <table:table-cell/>
          <table:table-cell table:style-name="ce11" office:value-type="float" office:value="113.63" calcext:value-type="float">
            <text:p>113,63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004" calcext:value-type="float">
            <text:p>1184004</text:p>
          </table:table-cell>
          <table:table-cell table:style-name="ce3" office:value-type="string" calcext:value-type="string">
            <text:p>CNW-TELBEC INC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Placement 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519" calcext:value-type="float">
            <text:p>1184519</text:p>
          </table:table-cell>
          <table:table-cell table:style-name="ce3" office:value-type="string" calcext:value-type="string">
            <text:p>CONFIDENTIEL DECHIQUETAGE DE DOC.</text:p>
          </table:table-cell>
          <table:table-cell table:style-name="ce8" office:value-type="date" office:date-value="2017-02-22" calcext:value-type="date">
            <text:p>22-févr.-2017</text:p>
          </table:table-cell>
          <table:table-cell/>
          <table:table-cell table:style-name="ce11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112" calcext:value-type="float">
            <text:p>1181112</text:p>
          </table:table-cell>
          <table:table-cell table:style-name="ce3" office:value-type="string" calcext:value-type="string">
            <text:p>C.P.U. DESIGN INC.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278.22" calcext:value-type="float">
            <text:p>278,22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437" calcext:value-type="float">
            <text:p>1183437</text:p>
          </table:table-cell>
          <table:table-cell table:style-name="ce3"/>
          <table:table-cell table:style-name="ce8" office:value-type="date" office:date-value="2017-02-16" calcext:value-type="date">
            <text:p>16-févr.-2017</text:p>
          </table:table-cell>
          <table:table-cell/>
          <table:table-cell table:style-name="ce11" office:value-type="float" office:value="419.95" calcext:value-type="float">
            <text:p>419,95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223" calcext:value-type="float">
            <text:p>1181223</text:p>
          </table:table-cell>
          <table:table-cell table:style-name="ce3" office:value-type="string" calcext:value-type="string">
            <text:p>ENSEIGNES DUMAS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9897.17" calcext:value-type="float">
            <text:p>9 897,17</text:p>
          </table:table-cell>
          <table:table-cell table:style-name="ce3" office:value-type="string" calcext:value-type="string">
            <text:p>Pla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107" calcext:value-type="float">
            <text:p>1184107</text:p>
          </table:table-cell>
          <table:table-cell table:style-name="ce3" office:value-type="string" calcext:value-type="string">
            <text:p>IMPRIME-EMPLOI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755.91" calcext:value-type="float">
            <text:p>755,9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8284" calcext:value-type="float">
            <text:p>1178284</text:p>
          </table:table-cell>
          <table:table-cell table:style-name="ce3" office:value-type="string" calcext:value-type="string">
            <text:p>LE DIPLOMATE AUDIOVISUEL</text:p>
          </table:table-cell>
          <table:table-cell table:style-name="ce8" office:value-type="date" office:date-value="2017-02-07" calcext:value-type="date">
            <text:p>07-févr.-2017</text:p>
          </table:table-cell>
          <table:table-cell/>
          <table:table-cell table:style-name="ce11" office:value-type="float" office:value="1127.3" calcext:value-type="float">
            <text:p>1 127,30</text:p>
          </table:table-cell>
          <table:table-cell table:style-name="ce3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094" calcext:value-type="float">
            <text:p>1184094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39.58" calcext:value-type="float">
            <text:p>39,58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519" calcext:value-type="float">
            <text:p>1179519</text:p>
          </table:table-cell>
          <table:table-cell table:style-name="ce3" office:value-type="string" calcext:value-type="string">
            <text:p>LES MORDUS DE LA LANGUE INC.</text:p>
          </table:table-cell>
          <table:table-cell table:style-name="ce8" office:value-type="date" office:date-value="2017-02-01" calcext:value-type="date">
            <text:p>01-févr.-2017</text:p>
          </table:table-cell>
          <table:table-cell/>
          <table:table-cell table:style-name="ce11" office:value-type="float" office:value="2099.75" calcext:value-type="float">
            <text:p>2 099,75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RRIEN, MICHEL</text:p>
          </table:table-cell>
          <table:table-cell table:style-name="ce5" office:value-type="float" office:value="1184260" calcext:value-type="float">
            <text:p>1184260</text:p>
          </table:table-cell>
          <table:table-cell table:style-name="ce3" office:value-type="string" calcext:value-type="string">
            <text:p>LOCATION SAUVAGEAU INC.</text:p>
          </table:table-cell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572.51" calcext:value-type="float">
            <text:p>572,51</text:p>
          </table:table-cell>
          <table:table-cell table:style-name="ce3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373" calcext:value-type="float">
            <text:p>1182373</text:p>
          </table:table-cell>
          <table:table-cell table:style-name="ce3" office:value-type="string" calcext:value-type="string">
            <text:p>MONTREAL STENCIL INC</text:p>
          </table:table-cell>
          <table:table-cell table:style-name="ce8" office:value-type="date" office:date-value="2017-02-13" calcext:value-type="date">
            <text:p>13-févr.-2017</text:p>
          </table:table-cell>
          <table:table-cell/>
          <table:table-cell table:style-name="ce11" office:value-type="float" office:value="45.59" calcext:value-type="float">
            <text:p>45,59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194" calcext:value-type="float">
            <text:p>1184194</text:p>
          </table:table-cell>
          <table:table-cell table:style-name="ce3"/>
          <table:table-cell table:style-name="ce8" office:value-type="date" office:date-value="2017-02-21" calcext:value-type="date">
            <text:p>21-févr.-2017</text:p>
          </table:table-cell>
          <table:table-cell/>
          <table:table-cell table:style-name="ce11" office:value-type="float" office:value="140.71" calcext:value-type="float">
            <text:p>140,71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702" calcext:value-type="float">
            <text:p>1181702</text:p>
          </table:table-cell>
          <table:table-cell table:style-name="ce3" office:value-type="string" calcext:value-type="string">
            <text:p>ROGERS AT&amp;T***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1049.87" calcext:value-type="float">
            <text:p>1 049,87</text:p>
          </table:table-cell>
          <table:table-cell table:style-name="ce3" office:value-type="string" calcext:value-type="string">
            <text:p>Service - Téléphonie cellulaire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1659" calcext:value-type="float">
            <text:p>1181659</text:p>
          </table:table-cell>
          <table:table-cell table:style-name="ce3" office:value-type="string" calcext:value-type="string">
            <text:p>SERVICES GRAPHIQUES DEUX-MONTAGNES</text:p>
          </table:table-cell>
          <table:table-cell table:style-name="ce8" office:value-type="date" office:date-value="2017-02-09" calcext:value-type="date">
            <text:p>09-févr.-2017</text:p>
          </table:table-cell>
          <table:table-cell/>
          <table:table-cell table:style-name="ce11" office:value-type="float" office:value="73.49" calcext:value-type="float">
            <text:p>73,4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727" calcext:value-type="float">
            <text:p>1180727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15748.12" calcext:value-type="float">
            <text:p>15 748,12</text:p>
          </table:table-cell>
          <table:table-cell table:style-name="ce3" office:value-type="string" calcext:value-type="string">
            <text:p>Service - Infographie, graphisme pour 20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8204" calcext:value-type="float">
            <text:p>1178204</text:p>
          </table:table-cell>
          <table:table-cell table:style-name="ce3" office:value-type="string" calcext:value-type="string">
            <text:p>TRADUCTIONS TOM DONOVAN INC.</text:p>
          </table:table-cell>
          <table:table-cell table:style-name="ce8" office:value-type="date" office:date-value="2017-02-28" calcext:value-type="date">
            <text:p>28-févr.-2017</text:p>
          </table:table-cell>
          <table:table-cell/>
          <table:table-cell table:style-name="ce11" office:value-type="float" office:value="10498.75" calcext:value-type="float">
            <text:p>10 498,75</text:p>
          </table:table-cell>
          <table:table-cell table:style-name="ce3" office:value-type="string" calcext:value-type="string">
            <text:p>Service - Rédaction, révision pou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180540" calcext:value-type="float">
            <text:p>1180540</text:p>
          </table:table-cell>
          <table:table-cell table:style-name="ce3" office:value-type="string" calcext:value-type="string">
            <text:p>C.P.U. DESIGN INC.</text:p>
          </table:table-cell>
          <table:table-cell table:style-name="ce8" office:value-type="date" office:date-value="2017-02-06" calcext:value-type="date">
            <text:p>06-févr.-2017</text:p>
          </table:table-cell>
          <table:table-cell/>
          <table:table-cell table:style-name="ce11" office:value-type="float" office:value="5397.15" calcext:value-type="float">
            <text:p>5 397,15</text:p>
          </table:table-cell>
          <table:table-cell table:style-name="ce3" office:value-type="string" calcext:value-type="string">
            <text:p>Impriman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586" calcext:value-type="float">
            <text:p>1184586</text:p>
          </table:table-cell>
          <table:table-cell table:style-name="ce3"/>
          <table:table-cell table:style-name="ce8" office:value-type="date" office:date-value="2017-02-22" calcext:value-type="date">
            <text:p>22-févr.-2017</text:p>
          </table:table-cell>
          <table:table-cell/>
          <table:table-cell table:style-name="ce11" office:value-type="float" office:value="223.1" calcext:value-type="float">
            <text:p>223,10</text:p>
          </table:table-cell>
          <table:table-cell table:style-name="ce3" office:value-type="string" calcext:value-type="string">
            <text:p>Réparation/Entretien - Impriman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122" calcext:value-type="float">
            <text:p>1184122</text:p>
          </table:table-cell>
          <table:table-cell table:style-name="ce3" office:value-type="string" calcext:value-type="string">
            <text:p>LOCATION D'AUTOS ET CAMIONS DISCOUNT</text:p>
          </table:table-cell>
          <table:table-cell table:style-name="ce8" office:value-type="date" office:date-value="2017-02-20" calcext:value-type="date">
            <text:p>20-févr.-2017</text:p>
          </table:table-cell>
          <table:table-cell/>
          <table:table-cell table:style-name="ce11" office:value-type="float" office:value="1689.62" calcext:value-type="float">
            <text:p>1 689,62</text:p>
          </table:table-cell>
          <table:table-cell table:style-name="ce3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-</number:text>
      <number:month number:textual="true"/>
      <number:text>-</number:text>
      <number:year number:style="long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7-05-19T14:06:44</meta:creation-date>
    <dc:date>2017-06-12T08:27:33.428000000</dc:date>
    <meta:editing-duration>PT3M5S</meta:editing-duration>
    <meta:editing-cycles>2</meta:editing-cycles>
    <meta:generator>LibreOffice/5.3.3.2$Windows_x86 LibreOffice_project/3d9a8b4b4e538a85e0782bd6c2d430bafe583448</meta:generator>
    <meta:document-statistic meta:table-count="3" meta:cell-count="892" meta:object-count="0"/>
  </office:meta>
</office:document-meta>
</file>